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2168" officeooo:paragraph-rsid="00052168"/>
    </style:style>
    <style:style style:name="P2" style:family="paragraph" style:parent-style-name="Standard">
      <style:text-properties officeooo:rsid="00064a04" officeooo:paragraph-rsid="00064a04"/>
    </style:style>
    <style:style style:name="P3" style:family="paragraph" style:parent-style-name="Standard">
      <style:text-properties officeooo:rsid="0007771c" officeooo:paragraph-rsid="0007771c"/>
    </style:style>
    <style:style style:name="P4" style:family="paragraph" style:parent-style-name="Standard">
      <style:text-properties officeooo:rsid="0008dfc1" officeooo:paragraph-rsid="0008dfc1"/>
    </style:style>
    <style:style style:name="P5" style:family="paragraph" style:parent-style-name="Standard">
      <style:text-properties officeooo:rsid="000a34f2" officeooo:paragraph-rsid="000a34f2"/>
    </style:style>
    <style:style style:name="P6" style:family="paragraph" style:parent-style-name="Standard">
      <style:text-properties officeooo:rsid="000a4098" officeooo:paragraph-rsid="000a4098"/>
    </style:style>
    <style:style style:name="P7" style:family="paragraph" style:parent-style-name="Standard">
      <style:text-properties officeooo:rsid="000c3d04" officeooo:paragraph-rsid="000c3d04"/>
    </style:style>
    <style:style style:name="P8" style:family="paragraph" style:parent-style-name="Standard">
      <style:text-properties officeooo:rsid="000e8861" officeooo:paragraph-rsid="000e8861"/>
    </style:style>
    <style:style style:name="P9" style:family="paragraph" style:parent-style-name="Standard">
      <style:text-properties officeooo:rsid="000eb3cc" officeooo:paragraph-rsid="000eb3cc"/>
    </style:style>
    <style:style style:name="P10" style:family="paragraph" style:parent-style-name="Standard">
      <style:text-properties officeooo:rsid="000fba00" officeooo:paragraph-rsid="000fba00"/>
    </style:style>
    <style:style style:name="P11" style:family="paragraph" style:parent-style-name="Standard">
      <style:text-properties officeooo:rsid="0013d826" officeooo:paragraph-rsid="0013d826"/>
    </style:style>
    <style:style style:name="P12" style:family="paragraph" style:parent-style-name="Standard">
      <style:text-properties officeooo:rsid="0015a1a2" officeooo:paragraph-rsid="0015a1a2"/>
    </style:style>
    <style:style style:name="P13" style:family="paragraph" style:parent-style-name="Standard">
      <style:text-properties officeooo:rsid="00170c44" officeooo:paragraph-rsid="00170c44"/>
    </style:style>
    <style:style style:name="P14" style:family="paragraph" style:parent-style-name="Standard">
      <style:text-properties officeooo:rsid="0018162c" officeooo:paragraph-rsid="0018162c"/>
    </style:style>
    <style:style style:name="P15" style:family="paragraph" style:parent-style-name="Standard">
      <style:text-properties officeooo:rsid="0019953f" officeooo:paragraph-rsid="0019953f"/>
    </style:style>
    <style:style style:name="P16" style:family="paragraph" style:parent-style-name="Standard">
      <style:text-properties officeooo:rsid="001ee92b" officeooo:paragraph-rsid="001ee92b"/>
    </style:style>
    <style:style style:name="P17" style:family="paragraph" style:parent-style-name="Standard">
      <style:text-properties style:text-line-through-style="solid" style:text-line-through-type="single" officeooo:rsid="0018162c" officeooo:paragraph-rsid="0018162c"/>
    </style:style>
    <style:style style:name="P18" style:family="paragraph" style:parent-style-name="Standard">
      <style:text-properties style:text-line-through-style="solid" style:text-line-through-type="single" officeooo:rsid="0019953f" officeooo:paragraph-rsid="0019953f"/>
    </style:style>
    <style:style style:name="P19" style:family="paragraph" style:parent-style-name="Standard">
      <style:text-properties officeooo:rsid="0022527a" officeooo:paragraph-rsid="0022527a"/>
    </style:style>
    <style:style style:name="P20" style:family="paragraph" style:parent-style-name="Standard">
      <style:text-properties officeooo:rsid="0022527a" officeooo:paragraph-rsid="0023eafb"/>
    </style:style>
    <style:style style:name="P21" style:family="paragraph" style:parent-style-name="Standard">
      <style:text-properties officeooo:rsid="0023eafb" officeooo:paragraph-rsid="0023eafb"/>
    </style:style>
    <style:style style:name="P22" style:family="paragraph" style:parent-style-name="Standard">
      <style:text-properties officeooo:rsid="0027aaa0" officeooo:paragraph-rsid="0027aaa0"/>
    </style:style>
    <style:style style:name="P23" style:family="paragraph" style:parent-style-name="Standard">
      <style:text-properties officeooo:rsid="002ccf4e" officeooo:paragraph-rsid="002ccf4e"/>
    </style:style>
    <style:style style:name="P24" style:family="paragraph" style:parent-style-name="Standard">
      <style:text-properties officeooo:rsid="0015a1a2" officeooo:paragraph-rsid="0015a1a2"/>
    </style:style>
    <style:style style:name="P25" style:family="paragraph" style:parent-style-name="Standard">
      <style:text-properties fo:color="#000000" fo:font-size="10pt" style:text-underline-style="none" officeooo:rsid="00a64d64" officeooo:paragraph-rsid="0030d4d9" style:font-size-asian="10pt" style:font-size-complex="10pt"/>
    </style:style>
    <style:style style:name="P26" style:family="paragraph" style:parent-style-name="Standard">
      <style:text-properties officeooo:rsid="0013d826" officeooo:paragraph-rsid="0013d826"/>
    </style:style>
    <style:style style:name="T1" style:family="text">
      <style:text-properties officeooo:rsid="00064a04"/>
    </style:style>
    <style:style style:name="T2" style:family="text">
      <style:text-properties officeooo:rsid="000aeb75"/>
    </style:style>
    <style:style style:name="T3" style:family="text">
      <style:text-properties officeooo:rsid="000eb3cc"/>
    </style:style>
    <style:style style:name="T4" style:family="text">
      <style:text-properties officeooo:rsid="00153b87"/>
    </style:style>
    <style:style style:name="T5" style:family="text">
      <style:text-properties officeooo:rsid="0015a1a2"/>
    </style:style>
    <style:style style:name="T6" style:family="text">
      <style:text-properties officeooo:rsid="0017d3ec"/>
    </style:style>
    <style:style style:name="T7" style:family="text">
      <style:text-properties officeooo:rsid="0018162c"/>
    </style:style>
    <style:style style:name="T8" style:family="text">
      <style:text-properties officeooo:rsid="0019953f"/>
    </style:style>
    <style:style style:name="T9" style:family="text">
      <style:text-properties officeooo:rsid="001ad794"/>
    </style:style>
    <style:style style:name="T10" style:family="text">
      <style:text-properties officeooo:rsid="001d126e"/>
    </style:style>
    <style:style style:name="T11" style:family="text">
      <style:text-properties officeooo:rsid="001ee92b"/>
    </style:style>
    <style:style style:name="T12" style:family="text">
      <style:text-properties officeooo:rsid="0023eafb"/>
    </style:style>
    <style:style style:name="T13" style:family="text">
      <style:text-properties officeooo:rsid="0025c38f"/>
    </style:style>
    <style:style style:name="T14" style:family="text">
      <style:text-properties officeooo:rsid="00265f1e"/>
    </style:style>
    <style:style style:name="T15" style:family="text">
      <style:text-properties officeooo:rsid="00291681"/>
    </style:style>
    <style:style style:name="T16" style:family="text">
      <style:text-properties officeooo:rsid="002abc46"/>
    </style:style>
    <style:style style:name="T17" style:family="text">
      <style:text-properties officeooo:rsid="002d9d43"/>
    </style:style>
    <style:style style:name="T18" style:family="text">
      <style:text-properties officeooo:rsid="00a689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Date limite <text:span text:style-name="T2">de dépôt du projet</text:span> le 30 septembre</text:p>
      <text:p text:style-name="P1"/>
      <text:p text:style-name="P1"/>
      <text:p text:style-name="P1"/>
      <text:p text:style-name="P1"><text:span text:style-name="T1">présentation d’une </text:span>fiche d’activité <text:span text:style-name="T1">avec une problématique ainsi qu’une évaluation</text:span></text:p>
      <text:p text:style-name="P2">c’est davantage qu’un TP ou qu’une séquence.</text:p>
      <text:p text:style-name="P1"/>
      <text:p text:style-name="P2">un livre sont disponible sur NSI <text:s text:c="2"/></text:p>
      <text:p text:style-name="P1"/>
      <text:p text:style-name="P1">pour le projet de soutenance évaluation publique travaux </text:p>
      <text:p text:style-name="P1">préparer des cours pour l’année prochaine</text:p>
      <text:p text:style-name="P1"/>
      <text:p text:style-name="P1"/>
      <text:p text:style-name="P1">CPGE <text:s/>informatique donc <text:span text:style-name="T1">peut-être</text:span> un avenir pour l’enseignement en informatique post bac</text:p>
      <text:p text:style-name="P1"/>
      <text:p text:style-name="P2">FA (fiche d’activité utilisable en classe)</text:p>
      <text:p text:style-name="P2"/>
      <text:p text:style-name="P2">découvrir </text:p>
      <text:p text:style-name="P2">évaluer</text:p>
      <text:p text:style-name="P2">expliquer</text:p>
      <text:p text:style-name="P2"/>
      <text:p text:style-name="P2"><text:tab/>isoler les problématiques</text:p>
      <text:p text:style-name="P2"><text:tab/>proposer des ressources / le travail à faire</text:p>
      <text:p text:style-name="P2"><text:tab/>il faut que cela soit utile à tous</text:p>
      <text:p text:style-name="P2"/>
      <text:p text:style-name="P2"/>
      <text:p text:style-name="P3">expliciter le concept mis en œuvre par cette illustration</text:p>
      <text:p text:style-name="P3"/>
      <text:p text:style-name="P4">scenario de mise en œuvre !!!!</text:p>
      <text:p text:style-name="P4"/>
      <text:p text:style-name="P5">forcement pour les élèves de première NSI</text:p>
      <text:p text:style-name="P5"/>
      <text:p text:style-name="P5">durée de l’activité, matériel nécessaire, liste des outils</text:p>
      <text:p text:style-name="P5"/>
      <text:p text:style-name="P6">hébergement des ressources (données, énoncé…..)</text:p>
      <text:p text:style-name="P6"/>
      <text:p text:style-name="P6"/>
      <text:p text:style-name="P7">être capable d’isoler les problèmes rencontrés <text:s text:c="2"/></text:p>
      <text:p text:style-name="P7"/>
      <text:p text:style-name="P7">sur la notion de variable par exemple, notion qui semble facile mais …..</text:p>
      <text:p text:style-name="P6"/>
      <text:p text:style-name="P6"/>
      <text:p text:style-name="P6">retour sur expérience…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Projet exemple : <text:s/><text:span text:style-name="T3">(mini projet)</text:span></text:p>
      <text:p text:style-name="P8"/>
      <text:p text:style-name="P8"/>
      <text:p text:style-name="P8"><text:tab/>concours de robotique entre établissement par exemple</text:p>
      <text:p text:style-name="P8"><text:tab/></text:p>
      <text:p text:style-name="P8"><text:tab/>logiciel de démonstration en classe (par exemple pour le tri) </text:p>
      <text:p text:style-name="P8"/>
      <text:p text:style-name="P8"/>
      <text:p text:style-name="P9">sur PIX, site qui permet d’évaluer des élèves sur le C2i</text:p>
      <text:p text:style-name="P9"/>
      <text:p text:style-name="P9"/>
      <text:p text:style-name="P9"/>
      <text:p text:style-name="P9"/>
      <text:p text:style-name="P9"/>
      <text:p text:style-name="P10">cette <text:span text:style-name="T5">année</text:span> 2019 2020 les <text:span text:style-name="T5">élèves</text:span> seront <text:span text:style-name="T5">peut-être</text:span> totalement novices si ils n’ont pas fait d’info (pas SNT)</text:p>
      <text:p text:style-name="P10"/>
      <text:p text:style-name="P10"/>
      <text:p text:style-name="P10"/>
      <text:p text:style-name="P10"/>
      <text:p text:style-name="P10"/>
      <text:p text:style-name="P11">réunion à cinq le 14 <text:span text:style-name="T4">juin 2019 <text:s text:c="2"/>projet pour fin octobre</text:span></text:p>
      <text:p text:style-name="P11"/>
      <text:p text:style-name="P11">Denis Lepoivre <text:tab/><text:a xlink:type="simple" xlink:href="mailto:denis_lepoivre@orange" text:style-name="Internet_20_link" text:visited-style-name="Visited_20_Internet_20_Link"><text:span text:style-name="T10">denis_lepoivre@orange</text:span></text:a><text:span text:style-name="T10">.fr</text:span> <text:s text:c="4"/><text:tab/><text:span text:style-name="T17">0639606263</text:span></text:p>
      <text:p text:style-name="P11">Joris Dubruque<text:tab/><text:a xlink:type="simple" xlink:href="mailto:jorisdubruque@yahoo.fr" text:style-name="Internet_20_link" text:visited-style-name="Visited_20_Internet_20_Link"><text:span text:style-name="T5">jorisdubruque@yahoo.fr</text:span></text:a><text:span text:style-name="T5"><text:tab/>0639677149</text:span></text:p>
      <text:p text:style-name="P11">Eric De <text:span text:style-name="T6">C</text:span>ecco<text:tab/><text:tab/><text:span text:style-name="T9">e2cecco@gmail.com</text:span><text:tab/> <text:s text:c="9"/><text:tab/><text:span text:style-name="T17">0639003595</text:span></text:p>
      <text:p text:style-name="P11">Etienne Clave<text:tab/><text:tab/><text:a xlink:type="simple" xlink:href="mailto:xtinou@gmail.com" text:style-name="Internet_20_link" text:visited-style-name="Visited_20_Internet_20_Link"><text:span text:style-name="T7">xtinou@gmail.com</text:span></text:a><text:span text:style-name="T7"><text:tab/><text:tab/>0639036106</text:span></text:p>
      <text:p text:style-name="P11">Alan Masson<text:tab/><text:tab/><text:a xlink:type="simple" xlink:href="mailto:alan_brest@msn.com" text:style-name="Internet_20_link" text:visited-style-name="Visited_20_Internet_20_Link"><text:span text:style-name="T9">alan_brest@msn.com</text:span></text:a><text:span text:style-name="T9"><text:tab/><text:tab/>0639255338</text:span></text:p>
      <text:p text:style-name="P11"/>
      <text:p text:style-name="P11"/>
      <text:p text:style-name="P11"/>
      <text:p text:style-name="P11"/>
      <text:p text:style-name="P22">avoir un compte tre<text:span text:style-name="T16">l</text:span>lo <text:s/><text:span text:style-name="T15">(enigme 5)</text:span></text:p>
      <text:p text:style-name="P23">editeur gestion gsfiddle</text:p>
      <text:p text:style-name="P11"/>
      <text:p text:style-name="P11"/>
      <text:p text:style-name="P13">contenu</text:p>
      <text:p text:style-name="P11"/>
      <text:p text:style-name="P14">structure / <text:span text:style-name="T10">mécanisme</text:span></text:p>
      <text:p text:style-name="P11"/>
      <text:p text:style-name="P14">si l’<text:span text:style-name="T8">é</text:span>l<text:span text:style-name="T8">è</text:span>ve ou les <text:span text:style-name="T8">é</text:span>l<text:span text:style-name="T8">è</text:span>ves utilisent un indices ou une solution, ils perdent des points</text:p>
      <text:p text:style-name="P14"/>
      <text:p text:style-name="P14"/>
      <text:p text:style-name="P14"/>
      <text:p text:style-name="P14">exemple : </text:p>
      <text:p text:style-name="P14"/>
      <text:p text:style-name="P14"><text:span text:style-name="T12">Énigme</text:span> 1</text:p>
      <text:p text:style-name="P14"/>
      <text:p text:style-name="P14">une procédure<text:span text:style-name="T9">(le code)</text:span> et le résultat. Retrouver ce qui a été donné</text:p>
      <text:p text:style-name="P14"/>
      <text:p text:style-name="P15">niveau de difficulté croissant</text:p>
      <text:p text:style-name="P14"/>
      <text:p text:style-name="P17"><text:soft-page-break/></text:p>
      <text:p text:style-name="P18"><text:span text:style-name="T11">Énigme</text:span> 2 (annule)</text:p>
      <text:p text:style-name="P17">identification et caractérisation d’une boites noires</text:p>
      <text:p text:style-name="P17">l’élève donne une donnée </text:p>
      <text:p text:style-name="P17">la boite noire sort une donnée</text:p>
      <text:p text:style-name="P17">l’élève doit trouver l’intérieur de la boite noire</text:p>
      <text:p text:style-name="P17">des essais illimités</text:p>
      <text:p text:style-name="P14"/>
      <text:p text:style-name="P14"/>
      <text:p text:style-name="P16">Énigme 3 </text:p>
      <text:p text:style-name="P16">concours de vitesse pour faire une page html (moiti<text:span text:style-name="T14">é</text:span> des points)</text:p>
      <text:p text:style-name="P16">présentation d’une image de la page</text:p>
      <text:p text:style-name="P16">création de la page (le code) et notation de la qualité de la page</text:p>
      <text:p text:style-name="P16"/>
      <text:p text:style-name="P19"><text:span text:style-name="T12">Énigme</text:span> 4 </text:p>
      <text:p text:style-name="P20">boite noire : l <text:span text:style-name="T12">élève</text:span> donne un/<text:span text:style-name="T13">des</text:span> triplet<text:span text:style-name="T13">(s)</text:span> <text:span text:style-name="T13">(tuples)</text:span>. On dit valide ou invalide. </text:p>
      <text:p text:style-name="P21">Suite d’essais successifs.</text:p>
      <text:p text:style-name="P21">Concours en équipe.</text:p>
      <text:p text:style-name="P21">mise en ligne au niveau académique . Concours inter-établissement (nationale ?)</text:p>
      <text:p text:style-name="P20"><text:span text:style-name="T12">Décrire </text:span>le mieux possible la <text:span text:style-name="T12">procédure. (intérêt pédagogique : développement logiciel)</text:span></text:p>
      <text:p text:style-name="P20"/>
      <text:p text:style-name="P22">Enigme 5 (Kanban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20"/>
      <text:p text:style-name="P22">répartions des rôles</text:p>
      <text:p text:style-name="P22"/>
      <text:p text:style-name="P22"/>
      <text:p text:style-name="P22">enigme </text:p>
      <text:p text:style-name="P22">enigme 3 <text:s/>text area </text:p>
      <text:p text:style-name="P22">code</text:p>
      <text:p text:style-name="P22">formulaire test</text:p>
      <text:p text:style-name="P22"/>
      <text:p text:style-name="P22"/>
      <text:p text:style-name="P16"/>
      <text:p text:style-name="P14"/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un serveur web avec des <text:span text:style-name="T6">énigmes</text:span></text:p>
      <text:p text:style-name="P12"/>
      <text:p text:style-name="P12"/>
      <text:p text:style-name="P25">technique pour aller sur le mega serveur « <text:span text:style-name="T18">fifoandlifo »</text:span></text:p>
      <text:p text:style-name="P25">dans un terminal tapez « ssh root@51.254.135.33 »</text:p>
      <text:p text:style-name="P25">ensuite rentrer le mdp « j<text:span text:style-name="T18">R</text:span>v0SoMS » <text:s/>le premier est zero</text:p>
      <text:p text:style-name="P25">attention sous linux le mdp ne s’affiche pas ou ne s’ecrit pas </text:p>
      <text:p text:style-name="P12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42:05.658576213</meta:creation-date>
    <dc:date>2019-06-17T15:02:46.948234539</dc:date>
    <meta:editing-duration>PT2H55M37S</meta:editing-duration>
    <meta:editing-cycles>39</meta:editing-cycles>
    <meta:generator>LibreOffice/5.4.6.2$Linux_X86_64 LibreOffice_project/40m0$Build-2</meta:generator>
    <meta:document-statistic meta:table-count="0" meta:image-count="0" meta:object-count="0" meta:page-count="4" meta:paragraph-count="70" meta:word-count="442" meta:character-count="2850" meta:non-whitespace-character-count="2425"/>
  </office:meta>
</office:document-meta>
</file>